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648in"/>
    </style:style>
    <style:style style:name="co2" style:family="table-column">
      <style:table-column-properties fo:break-before="auto" style:column-width="2.5283in"/>
    </style:style>
    <style:style style:name="co3" style:family="table-column">
      <style:table-column-properties fo:break-before="auto" style:column-width="2.9118in"/>
    </style:style>
    <style:style style:name="co4" style:family="table-column">
      <style:table-column-properties fo:break-before="auto" style:column-width="2.0161in"/>
    </style:style>
    <style:style style:name="co5" style:family="table-column">
      <style:table-column-properties fo:break-before="auto" style:column-width="1.6398in"/>
    </style:style>
    <style:style style:name="co6" style:family="table-column">
      <style:table-column-properties fo:break-before="auto" style:column-width="2.3591in"/>
    </style:style>
    <style:style style:name="co7" style:family="table-column">
      <style:table-column-properties fo:break-before="auto" style:column-width="1.9083in"/>
    </style:style>
    <style:style style:name="co8" style:family="table-column">
      <style:table-column-properties fo:break-before="auto" style:column-width="3.538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3.9028in"/>
    </style:style>
    <style:style style:name="co11" style:family="table-column">
      <style:table-column-properties fo:break-before="auto" style:column-width="2.5953in"/>
    </style:style>
    <style:style style:name="co12" style:family="table-column">
      <style:table-column-properties fo:break-before="auto" style:column-width="1.8118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1.9835in"/>
    </style:style>
    <style:style style:name="co15" style:family="table-column">
      <style:table-column-properties fo:break-before="auto" style:column-width="2.798in"/>
    </style:style>
    <style:style style:name="co16" style:family="table-column">
      <style:table-column-properties fo:break-before="auto" style:column-width="4.6535in"/>
    </style:style>
    <style:style style:name="co17" style:family="table-column">
      <style:table-column-properties fo:break-before="auto" style:column-width="3.3598in"/>
    </style:style>
    <style:style style:name="co18" style:family="table-column">
      <style:table-column-properties fo:break-before="auto" style:column-width="2.1126in"/>
    </style:style>
    <style:style style:name="co19" style:family="table-column">
      <style:table-column-properties fo:break-before="auto" style:column-width="1.5972in"/>
    </style:style>
    <style:style style:name="co20" style:family="table-column">
      <style:table-column-properties fo:break-before="auto" style:column-width="1.7799in"/>
    </style:style>
    <style:style style:name="co21" style:family="table-column">
      <style:table-column-properties fo:break-before="auto" style:column-width="2.0264in"/>
    </style:style>
    <style:style style:name="co22" style:family="table-column">
      <style:table-column-properties fo:break-before="auto" style:column-width="2.5638in"/>
    </style:style>
    <style:style style:name="co23" style:family="table-column">
      <style:table-column-properties fo:break-before="auto" style:column-width="1.572in"/>
    </style:style>
    <style:style style:name="co24" style:family="table-column">
      <style:table-column-properties fo:break-before="auto" style:column-width="2.0543in"/>
    </style:style>
    <style:style style:name="co25" style:family="table-column">
      <style:table-column-properties fo:break-before="auto" style:column-width="4.3228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92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ta1" style:family="table" style:master-page-name="PageStyle_5f_ECS_20_Template">
      <style:table-properties table:display="true" style:writing-mode="lr-tb"/>
    </style:style>
    <style:style style:name="ta2" style:family="table" style:master-page-name="PageStyle_5f_Flavour_5f_Map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ackground-color="#2a60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1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2a6099" fo:border="0.74pt solid #000000"/>
      <style:text-properties fo:color="#ffffff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a_extref" style:family="table">
      <style:table-properties table:display="fals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Kuala Lumpur &quot;;&quot;Cyberjaya&quot;)" table:allow-empty-cell="true" table:display-list="unsorted" table:base-cell-address="Flavour_Map.B4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Flavour_Map.D4">
          <table:error-message table:message-type="stop" table:display="true"/>
        </table:content-validation>
        <table:content-validation table:name="val3" table:condition="of:cell-content-is-in-list(&quot;No&quot;;&quot;Yes&quot;)" table:allow-empty-cell="true" table:display-list="unsorted" table:base-cell-address="Flavour_Map.E4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Flavour_Map.F4">
          <table:error-message table:message-type="stop" table:display="true"/>
        </table:content-validation>
        <table:content-validation table:name="val5" table:condition="of:cell-content-is-in-list(&quot;Linux&quot;;&quot;Microsoft Windows Std&quot;;&quot;Microsoft Windows DC&quot;;&quot;Red Hat Enterprise Linux&quot;)" table:allow-empty-cell="true" table:display-list="unsorted" table:base-cell-address="Flavour_Map.L4">
          <table:error-message table:message-type="stop" table:display="true"/>
        </table:content-validation>
        <table:content-validation table:name="val6" table:condition="of:cell-content-is-in-list(&quot;None&quot;;&quot;Web&quot;;&quot;Standard&quot;;&quot;Enterprise&quot;)" table:allow-empty-cell="true" table:display-list="unsorted" table:base-cell-address="Flavour_Map.N4">
          <table:error-message table:message-type="stop" table:display="true"/>
        </table:content-validation>
        <table:content-validation table:name="val7" table:condition="of:cell-content-is-in-list(&quot;No Backup&quot;;&quot;Custom&quot;;&quot;&quot;)" table:allow-empty-cell="true" table:display-list="unsorted" table:base-cell-address="Flavour_Map.R4">
          <table:help-message table:display="true">
            <text:p>Select a value for csbs_standard_policy</text:p>
          </table:help-message>
          <table:error-message table:message-type="stop" table:display="true">
            <text:p>Invalid option</text:p>
          </table:error-message>
        </table:content-validation>
        <table:content-validation table:name="val8" table:condition="of:cell-content-is-in-list(&quot;No&quot;;&quot;Yes&quot;;&quot;&quot;)" table:allow-empty-cell="true" table:display-list="unsorted" table:base-cell-address="Flavour_Map.AJ4">
          <table:help-message table:display="true">
            <text:p>Select a value for required</text:p>
          </table:help-message>
          <table:error-message table:message-type="stop" table:display="true">
            <text:p>Invalid option</text:p>
          </table:error-message>
        </table:content-validation>
        <table:content-validation table:name="val9" table:condition="of:cell-content-is-in-list(&quot;No&quot;;&quot;Yes&quot;)" table:allow-empty-cell="true" table:display-list="unsorted" table:base-cell-address="Flavour_Map.AP4">
          <table:help-message table:display="true">
            <text:p>Select a value for dr_activation</text:p>
          </table:help-message>
          <table:error-message table:message-type="stop" table:display="true">
            <text:p>Invalid option</text:p>
          </table:error-message>
        </table:content-validation>
        <table:content-validation table:name="val10" table:condition="of:cell-content-is-in-list(&quot;No&quot;;&quot;Yes&quot;)" table:allow-empty-cell="true" table:display-list="unsorted" table:base-cell-address="Flavour_Map.AQ4">
          <table:help-message table:display="true">
            <text:p>Select a value for seed_vm_required</text:p>
          </table:help-message>
          <table:error-message table:message-type="stop" table:display="true">
            <text:p>Invalid option</text:p>
          </table:error-message>
        </table:content-validation>
        <table:content-validation table:name="val11" table:condition="of:cell-content-is-in-list(&quot;No&quot;;&quot;Yes&quot;;&quot;&quot;)" table:allow-empty-cell="true" table:display-list="unsorted" table:base-cell-address="Flavour_Map.AR4">
          <table:help-message table:display="true">
            <text:p>Select a value for csdr_needed</text:p>
          </table:help-message>
          <table:error-message table:message-type="stop" table:display="true">
            <text:p>Invalid option</text:p>
          </table:error-message>
        </table:content-validation>
      </table:content-validations>
      <table:table table:name="ECS Template" table:style-name="ta1">
        <office:forms form:automatic-focus="false" form:apply-design-mode="false"/>
        <table:table-column table:style-name="co1" table:number-columns-repeated="9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4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9" table:number-columns-repeated="2" table:default-cell-style-name="Default"/>
        <table:table-column table:style-name="co11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9" table:number-columns-repeated="16340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Production VM</text:p>
          </table:table-cell>
          <table:covered-table-cell table:style-name="ce2"/>
          <table:table-cell table:style-name="ce6" office:value-type="string" calcext:value-type="string" table:number-columns-spanned="6" table:number-rows-spanned="2">
            <text:p>ECS Flavour Mapping</text:p>
          </table:table-cell>
          <table:covered-table-cell table:number-columns-repeated="5" table:style-name="ce6"/>
          <table:table-cell table:style-name="ce11" office:value-type="string" calcext:value-type="string" table:number-columns-spanned="2" table:number-rows-spanned="2">
            <text:p><text:span text:style-name="T1">Storage</text:span></text:p>
            <text:p><text:span text:style-name="T1"/></text:p>
          </table:table-cell>
          <table:covered-table-cell table:style-name="ce11"/>
          <table:table-cell table:style-name="ce12" office:value-type="string" calcext:value-type="string" table:number-columns-spanned="3" table:number-rows-spanned="2">
            <text:p>License</text:p>
          </table:table-cell>
          <table:covered-table-cell table:number-columns-repeated="2" table:style-name="ce12"/>
          <table:table-cell table:style-name="ce14" office:value-type="string" calcext:value-type="string" table:number-columns-spanned="3" table:number-rows-spanned="2">
            <text:p>Image and Snapshots</text:p>
          </table:table-cell>
          <table:covered-table-cell table:number-columns-repeated="2" table:style-name="ce14"/>
          <table:table-cell table:style-name="ce15" office:value-type="string" calcext:value-type="string" table:number-columns-spanned="6" table:number-rows-spanned="2">
            <text:p>Cloud Server Backup Service (CSBS)</text:p>
          </table:table-cell>
          <table:covered-table-cell table:number-columns-repeated="5" table:style-name="ce15"/>
          <table:table-cell table:style-name="ce18" office:value-type="string" calcext:value-type="string" table:number-columns-spanned="6" table:number-rows-spanned="2">
            <text:p>Full Backup</text:p>
          </table:table-cell>
          <table:covered-table-cell table:number-columns-repeated="5" table:style-name="ce18"/>
          <table:table-cell table:style-name="ce6" office:value-type="string" calcext:value-type="string" table:number-columns-spanned="6" table:number-rows-spanned="2">
            <text:p>Incremental Backup</text:p>
          </table:table-cell>
          <table:covered-table-cell table:number-columns-repeated="5" table:style-name="ce6"/>
          <table:table-cell table:style-name="ce18" office:value-type="string" calcext:value-type="string" table:number-columns-spanned="6" table:number-rows-spanned="2">
            <text:p>CSBS Replication</text:p>
          </table:table-cell>
          <table:covered-table-cell table:number-columns-repeated="5" table:style-name="ce18"/>
          <table:table-cell table:style-name="ce13" office:value-type="string" calcext:value-type="string">
            <text:p>DR Requirement</text:p>
          </table:table-cell>
          <table:table-cell table:style-name="ce20" office:value-type="string" calcext:value-type="string">
            <text:p>Cold DR</text:p>
          </table:table-cell>
          <table:table-cell table:style-name="ce21" office:value-type="string" calcext:value-type="string" table:number-columns-spanned="2" table:number-rows-spanned="1">
            <text:p>Warm DR</text:p>
          </table:table-cell>
          <table:covered-table-cell table:style-name="ce21"/>
          <table:table-cell table:number-columns-repeated="16340"/>
        </table:table-row>
        <table:table-row table:style-name="ro2">
          <table:covered-table-cell table:number-columns-repeated="2" table:style-name="ce2"/>
          <table:covered-table-cell table:number-columns-repeated="6" table:style-name="ce6"/>
          <table:covered-table-cell table:number-columns-repeated="2" table:style-name="ce11"/>
          <table:covered-table-cell table:number-columns-repeated="3" table:style-name="ce12"/>
          <table:covered-table-cell table:number-columns-repeated="3" table:style-name="ce14"/>
          <table:covered-table-cell table:number-columns-repeated="6" table:style-name="ce15"/>
          <table:covered-table-cell table:number-columns-repeated="6" table:style-name="ce18"/>
          <table:covered-table-cell table:number-columns-repeated="6" table:style-name="ce6"/>
          <table:covered-table-cell table:number-columns-repeated="6" table:style-name="ce18"/>
          <table:table-cell table:style-name="ce19" office:value-type="string" calcext:value-type="string" table:number-columns-spanned="2" table:number-rows-spanned="1">
            <text:p>DR Requirement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Replication using DR</text:p>
          </table:table-cell>
          <table:covered-table-cell table:style-name="ce22"/>
          <table:table-cell table:number-columns-repeated="16340"/>
        </table:table-row>
        <table:table-row table:style-name="ro3"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VM Name</text:p>
          </table:table-cell>
          <table:table-cell table:style-name="ce7" office:value-type="string" calcext:value-type="string">
            <text:p>Pin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DDH</text:p>
          </table:table-cell>
          <table:table-cell table:style-name="ce7" office:value-type="string" calcext:value-type="string">
            <text:p>vcpu</text:p>
          </table:table-cell>
          <table:table-cell table:style-name="ce7" office:value-type="string" calcext:value-type="string">
            <text:p>vram</text:p>
          </table:table-cell>
          <table:table-cell table:style-name="ce7" office:value-type="string" calcext:value-type="string">
            <text:p>Flavour Mapping</text:p>
          </table:table-cell>
          <table:table-cell table:style-name="ce7" office:value-type="string" calcext:value-type="string">
            <text:p>System Disk (GB)</text:p>
          </table:table-cell>
          <table:table-cell table:style-name="ce7" office:value-type="string" calcext:value-type="string">
            <text:p>Data Disk (GB)</text:p>
          </table:table-cell>
          <table:table-cell table:style-name="ce7" office:value-type="string" calcext:value-type="string">
            <text:p>Operating System</text:p>
          </table:table-cell>
          <table:table-cell table:style-name="ce7" office:value-type="string" calcext:value-type="string">
            <text:p>RDS License</text:p>
          </table:table-cell>
          <table:table-cell table:style-name="ce7" office:value-type="string" calcext:value-type="string">
            <text:p>Microsoft SQL</text:p>
          </table:table-cell>
          <table:table-cell table:style-name="ce7" office:value-type="string" calcext:value-type="string">
            <text:p>Snapshot Copies</text:p>
          </table:table-cell>
          <table:table-cell table:style-name="ce7" office:value-type="string" calcext:value-type="string">
            <text:p>Additional Capacity (GB)</text:p>
          </table:table-cell>
          <table:table-cell table:style-name="ce7" office:value-type="string" calcext:value-type="string">
            <text:p>Image Copies</text:p>
          </table:table-cell>
          <table:table-cell table:style-name="ce7" office:value-type="string" calcext:value-type="string">
            <text:p>Standard Policy</text:p>
          </table:table-cell>
          <table:table-cell table:style-name="ce7" office:value-type="string" calcext:value-type="string">
            <text:p>Local Retention Copies</text:p>
          </table:table-cell>
          <table:table-cell table:style-name="ce7" office:value-type="string" calcext:value-type="string">
            <text:p>Total Storage</text:p>
          </table:table-cell>
          <table:table-cell table:style-name="ce7" office:value-type="string" calcext:value-type="string">
            <text:p>Initial Data Size</text:p>
          </table:table-cell>
          <table:table-cell table:style-name="ce7" office:value-type="string" calcext:value-type="string">
            <text:p>Incremental Change (%)</text:p>
          </table:table-cell>
          <table:table-cell table:style-name="ce7" office:value-type="string" calcext:value-type="string">
            <text:p>Estimated Incremental Data Change (GB)</text:p>
          </table:table-cell>
          <table:table-cell table:style-name="ce7" office:value-type="string" calcext:value-type="string">
            <text:p>Daily</text:p>
          </table:table-cell>
          <table:table-cell table:style-name="ce7" office:value-type="string" calcext:value-type="string">
            <text:p>Weekly</text:p>
          </table:table-cell>
          <table:table-cell table:style-name="ce7" office:value-type="string" calcext:value-type="string">
            <text:p>Monthly</text:p>
          </table:table-cell>
          <table:table-cell table:style-name="ce7" office:value-type="string" calcext:value-type="string">
            <text:p>Yearly</text:p>
          </table:table-cell>
          <table:table-cell table:style-name="ce7" office:value-type="string" calcext:value-type="string">
            <text:p>Total Retention Full Copies</text:p>
          </table:table-cell>
          <table:table-cell table:style-name="ce7" office:value-type="string" calcext:value-type="string">
            <text:p>Estimated Storage Full Backup (GB)</text:p>
          </table:table-cell>
          <table:table-cell table:style-name="ce7" office:value-type="string" calcext:value-type="string">
            <text:p>Daily</text:p>
          </table:table-cell>
          <table:table-cell table:style-name="ce7" office:value-type="string" calcext:value-type="string">
            <text:p>Weekly</text:p>
          </table:table-cell>
          <table:table-cell table:style-name="ce7" office:value-type="string" calcext:value-type="string">
            <text:p>Monthly</text:p>
          </table:table-cell>
          <table:table-cell table:style-name="ce7" office:value-type="string" calcext:value-type="string">
            <text:p>Yearly</text:p>
          </table:table-cell>
          <table:table-cell table:style-name="ce7" office:value-type="string" calcext:value-type="string">
            <text:p>Total Retention Incremental Copies</text:p>
          </table:table-cell>
          <table:table-cell table:style-name="ce7" office:value-type="string" calcext:value-type="string">
            <text:p>Estimated Storage Incremental Backup (GB)</text:p>
          </table:table-cell>
          <table:table-cell table:style-name="ce7" office:value-type="string" calcext:value-type="string">
            <text:p>CSBS Required?</text:p>
          </table:table-cell>
          <table:table-cell table:style-name="ce7" office:value-type="string" calcext:value-type="string">
            <text:p>Total Replication Copy Retained Second Site</text:p>
          </table:table-cell>
          <table:table-cell table:style-name="ce7" office:value-type="string" calcext:value-type="string">
            <text:p>Additional Storage (GB)</text:p>
          </table:table-cell>
          <table:table-cell table:style-name="ce7" office:value-type="string" calcext:value-type="string">
            <text:p>RTO</text:p>
          </table:table-cell>
          <table:table-cell table:style-name="ce7" office:value-type="string" calcext:value-type="string">
            <text:p>RPO</text:p>
          </table:table-cell>
          <table:table-cell table:style-name="ce7" office:value-type="string" calcext:value-type="string">
            <text:p>Estimated Storage CSBS Replication</text:p>
          </table:table-cell>
          <table:table-cell table:style-name="ce7" office:value-type="string" calcext:value-type="string">
            <text:p>DR Activation Required?</text:p>
          </table:table-cell>
          <table:table-cell table:style-name="ce7" office:value-type="string" calcext:value-type="string">
            <text:p>Seed VM Required?</text:p>
          </table:table-cell>
          <table:table-cell table:style-name="ce7" office:value-type="string" calcext:value-type="string">
            <text:p>CSDR Needed?</text:p>
          </table:table-cell>
          <table:table-cell table:style-name="ce7" office:value-type="string" calcext:value-type="string">
            <text:p>CSDR Storage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4])*([$Flavour_Map.C:.C]=[.G4])*([$Flavour_Map.D:.D]=[.C4])*([$Flavour_Map.E:.E]=[.D4])*([$Flavour_Map.F:.F]=[.E4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4]=&quot;Custom&quot;; [.AA4] + [.AG4] + 1; IF([.Q4]=&quot;No Backup&quot;; 0; &quot;&quot;))">
            <text:p/>
          </table:table-cell>
          <table:table-cell table:style-name="ce16" table:formula="of:=IF(([.T4]=0)*([.AA4]=0)*([.V4]=0)*([.AG4]=0); 0; ROUNDUP([.T4] + ([.T4]*[.AA4]) + ([.V4]*[.AG4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4] * ([.U4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4]+[.X4]+[.Y4]+[.Z4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4]+[.AD4]+[.AE4]+[.AF4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4]=&quot;Yes&quot;; [.R4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4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4]=&quot;Yes&quot;; [.I4]+[.J4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5])*([$Flavour_Map.C:.C]=[.G5])*([$Flavour_Map.D:.D]=[.C5])*([$Flavour_Map.E:.E]=[.D5])*([$Flavour_Map.F:.F]=[.E5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5]=&quot;Custom&quot;; [.AA5] + [.AG5] + 1; IF([.Q5]=&quot;No Backup&quot;; 0; &quot;&quot;))">
            <text:p/>
          </table:table-cell>
          <table:table-cell table:style-name="ce16" table:formula="of:=IF(([.T5]=0)*([.AA5]=0)*([.V5]=0)*([.AG5]=0); 0; ROUNDUP([.T5] + ([.T5]*[.AA5]) + ([.V5]*[.AG5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5] * ([.U5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5]+[.X5]+[.Y5]+[.Z5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5]+[.AD5]+[.AE5]+[.AF5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5]=&quot;Yes&quot;; [.R5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5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5]=&quot;Yes&quot;; [.I5]+[.J5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6])*([$Flavour_Map.C:.C]=[.G6])*([$Flavour_Map.D:.D]=[.C6])*([$Flavour_Map.E:.E]=[.D6])*([$Flavour_Map.F:.F]=[.E6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6]=&quot;Custom&quot;; [.AA6] + [.AG6] + 1; IF([.Q6]=&quot;No Backup&quot;; 0; &quot;&quot;))">
            <text:p/>
          </table:table-cell>
          <table:table-cell table:style-name="ce16" table:formula="of:=IF(([.T6]=0)*([.AA6]=0)*([.V6]=0)*([.AG6]=0); 0; ROUNDUP([.T6] + ([.T6]*[.AA6]) + ([.V6]*[.AG6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6] * ([.U6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6]+[.X6]+[.Y6]+[.Z6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6]+[.AD6]+[.AE6]+[.AF6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6]=&quot;Yes&quot;; [.R6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6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6]=&quot;Yes&quot;; [.I6]+[.J6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7])*([$Flavour_Map.C:.C]=[.G7])*([$Flavour_Map.D:.D]=[.C7])*([$Flavour_Map.E:.E]=[.D7])*([$Flavour_Map.F:.F]=[.E7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7]=&quot;Custom&quot;; [.AA7] + [.AG7] + 1; IF([.Q7]=&quot;No Backup&quot;; 0; &quot;&quot;))">
            <text:p/>
          </table:table-cell>
          <table:table-cell table:style-name="ce16" table:formula="of:=IF(([.T7]=0)*([.AA7]=0)*([.V7]=0)*([.AG7]=0); 0; ROUNDUP([.T7] + ([.T7]*[.AA7]) + ([.V7]*[.AG7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7] * ([.U7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7]+[.X7]+[.Y7]+[.Z7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7]+[.AD7]+[.AE7]+[.AF7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7]=&quot;Yes&quot;; [.R7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7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7]=&quot;Yes&quot;; [.I7]+[.J7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8])*([$Flavour_Map.C:.C]=[.G8])*([$Flavour_Map.D:.D]=[.C8])*([$Flavour_Map.E:.E]=[.D8])*([$Flavour_Map.F:.F]=[.E8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8]=&quot;Custom&quot;; [.AA8] + [.AG8] + 1; IF([.Q8]=&quot;No Backup&quot;; 0; &quot;&quot;))">
            <text:p/>
          </table:table-cell>
          <table:table-cell table:style-name="ce16" table:formula="of:=IF(([.T8]=0)*([.AA8]=0)*([.V8]=0)*([.AG8]=0); 0; ROUNDUP([.T8] + ([.T8]*[.AA8]) + ([.V8]*[.AG8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8] * ([.U8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8]+[.X8]+[.Y8]+[.Z8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8]+[.AD8]+[.AE8]+[.AF8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8]=&quot;Yes&quot;; [.R8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8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8]=&quot;Yes&quot;; [.I8]+[.J8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9])*([$Flavour_Map.C:.C]=[.G9])*([$Flavour_Map.D:.D]=[.C9])*([$Flavour_Map.E:.E]=[.D9])*([$Flavour_Map.F:.F]=[.E9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9]=&quot;Custom&quot;; [.AA9] + [.AG9] + 1; IF([.Q9]=&quot;No Backup&quot;; 0; &quot;&quot;))">
            <text:p/>
          </table:table-cell>
          <table:table-cell table:style-name="ce16" table:formula="of:=IF(([.T9]=0)*([.AA9]=0)*([.V9]=0)*([.AG9]=0); 0; ROUNDUP([.T9] + ([.T9]*[.AA9]) + ([.V9]*[.AG9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9] * ([.U9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9]+[.X9]+[.Y9]+[.Z9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9]+[.AD9]+[.AE9]+[.AF9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9]=&quot;Yes&quot;; [.R9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9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9]=&quot;Yes&quot;; [.I9]+[.J9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10])*([$Flavour_Map.C:.C]=[.G10])*([$Flavour_Map.D:.D]=[.C10])*([$Flavour_Map.E:.E]=[.D10])*([$Flavour_Map.F:.F]=[.E10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10]=&quot;Custom&quot;; [.AA10] + [.AG10] + 1; IF([.Q10]=&quot;No Backup&quot;; 0; &quot;&quot;))">
            <text:p/>
          </table:table-cell>
          <table:table-cell table:style-name="ce16" table:formula="of:=IF(([.T10]=0)*([.AA10]=0)*([.V10]=0)*([.AG10]=0); 0; ROUNDUP([.T10] + ([.T10]*[.AA10]) + ([.V10]*[.AG10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10] * ([.U10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10]+[.X10]+[.Y10]+[.Z10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10]+[.AD10]+[.AE10]+[.AF10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10]=&quot;Yes&quot;; [.R10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10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10]=&quot;Yes&quot;; [.I10]+[.J10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11])*([$Flavour_Map.C:.C]=[.G11])*([$Flavour_Map.D:.D]=[.C11])*([$Flavour_Map.E:.E]=[.D11])*([$Flavour_Map.F:.F]=[.E11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11]=&quot;Custom&quot;; [.AA11] + [.AG11] + 1; IF([.Q11]=&quot;No Backup&quot;; 0; &quot;&quot;))">
            <text:p/>
          </table:table-cell>
          <table:table-cell table:style-name="ce16" table:formula="of:=IF(([.T11]=0)*([.AA11]=0)*([.V11]=0)*([.AG11]=0); 0; ROUNDUP([.T11] + ([.T11]*[.AA11]) + ([.V11]*[.AG11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11] * ([.U11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11]+[.X11]+[.Y11]+[.Z11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11]+[.AD11]+[.AE11]+[.AF11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11]=&quot;Yes&quot;; [.R11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11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11]=&quot;Yes&quot;; [.I11]+[.J11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12])*([$Flavour_Map.C:.C]=[.G12])*([$Flavour_Map.D:.D]=[.C12])*([$Flavour_Map.E:.E]=[.D12])*([$Flavour_Map.F:.F]=[.E12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12]=&quot;Custom&quot;; [.AA12] + [.AG12] + 1; IF([.Q12]=&quot;No Backup&quot;; 0; &quot;&quot;))">
            <text:p/>
          </table:table-cell>
          <table:table-cell table:style-name="ce16" table:formula="of:=IF(([.T12]=0)*([.AA12]=0)*([.V12]=0)*([.AG12]=0); 0; ROUNDUP([.T12] + ([.T12]*[.AA12]) + ([.V12]*[.AG12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12] * ([.U12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12]+[.X12]+[.Y12]+[.Z12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12]+[.AD12]+[.AE12]+[.AF12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12]=&quot;Yes&quot;; [.R12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12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12]=&quot;Yes&quot;; [.I12]+[.J12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13])*([$Flavour_Map.C:.C]=[.G13])*([$Flavour_Map.D:.D]=[.C13])*([$Flavour_Map.E:.E]=[.D13])*([$Flavour_Map.F:.F]=[.E13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13]=&quot;Custom&quot;; [.AA13] + [.AG13] + 1; IF([.Q13]=&quot;No Backup&quot;; 0; &quot;&quot;))">
            <text:p/>
          </table:table-cell>
          <table:table-cell table:style-name="ce16" table:formula="of:=IF(([.T13]=0)*([.AA13]=0)*([.V13]=0)*([.AG13]=0); 0; ROUNDUP([.T13] + ([.T13]*[.AA13]) + ([.V13]*[.AG13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13] * ([.U13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13]+[.X13]+[.Y13]+[.Z13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13]+[.AD13]+[.AE13]+[.AF13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13]=&quot;Yes&quot;; [.R13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13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13]=&quot;Yes&quot;; [.I13]+[.J13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14])*([$Flavour_Map.C:.C]=[.G14])*([$Flavour_Map.D:.D]=[.C14])*([$Flavour_Map.E:.E]=[.D14])*([$Flavour_Map.F:.F]=[.E14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14]=&quot;Custom&quot;; [.AA14] + [.AG14] + 1; IF([.Q14]=&quot;No Backup&quot;; 0; &quot;&quot;))">
            <text:p/>
          </table:table-cell>
          <table:table-cell table:style-name="ce16" table:formula="of:=IF(([.T14]=0)*([.AA14]=0)*([.V14]=0)*([.AG14]=0); 0; ROUNDUP([.T14] + ([.T14]*[.AA14]) + ([.V14]*[.AG14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14] * ([.U14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14]+[.X14]+[.Y14]+[.Z14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14]+[.AD14]+[.AE14]+[.AF14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14]=&quot;Yes&quot;; [.R14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14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14]=&quot;Yes&quot;; [.I14]+[.J14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15])*([$Flavour_Map.C:.C]=[.G15])*([$Flavour_Map.D:.D]=[.C15])*([$Flavour_Map.E:.E]=[.D15])*([$Flavour_Map.F:.F]=[.E15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15]=&quot;Custom&quot;; [.AA15] + [.AG15] + 1; IF([.Q15]=&quot;No Backup&quot;; 0; &quot;&quot;))">
            <text:p/>
          </table:table-cell>
          <table:table-cell table:style-name="ce16" table:formula="of:=IF(([.T15]=0)*([.AA15]=0)*([.V15]=0)*([.AG15]=0); 0; ROUNDUP([.T15] + ([.T15]*[.AA15]) + ([.V15]*[.AG15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15] * ([.U15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15]+[.X15]+[.Y15]+[.Z15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15]+[.AD15]+[.AE15]+[.AF15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15]=&quot;Yes&quot;; [.R15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15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15]=&quot;Yes&quot;; [.I15]+[.J15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16])*([$Flavour_Map.C:.C]=[.G16])*([$Flavour_Map.D:.D]=[.C16])*([$Flavour_Map.E:.E]=[.D16])*([$Flavour_Map.F:.F]=[.E16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16]=&quot;Custom&quot;; [.AA16] + [.AG16] + 1; IF([.Q16]=&quot;No Backup&quot;; 0; &quot;&quot;))">
            <text:p/>
          </table:table-cell>
          <table:table-cell table:style-name="ce16" table:formula="of:=IF(([.T16]=0)*([.AA16]=0)*([.V16]=0)*([.AG16]=0); 0; ROUNDUP([.T16] + ([.T16]*[.AA16]) + ([.V16]*[.AG16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16] * ([.U16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16]+[.X16]+[.Y16]+[.Z16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16]+[.AD16]+[.AE16]+[.AF16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16]=&quot;Yes&quot;; [.R16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16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16]=&quot;Yes&quot;; [.I16]+[.J16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17])*([$Flavour_Map.C:.C]=[.G17])*([$Flavour_Map.D:.D]=[.C17])*([$Flavour_Map.E:.E]=[.D17])*([$Flavour_Map.F:.F]=[.E17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17]=&quot;Custom&quot;; [.AA17] + [.AG17] + 1; IF([.Q17]=&quot;No Backup&quot;; 0; &quot;&quot;))">
            <text:p/>
          </table:table-cell>
          <table:table-cell table:style-name="ce16" table:formula="of:=IF(([.T17]=0)*([.AA17]=0)*([.V17]=0)*([.AG17]=0); 0; ROUNDUP([.T17] + ([.T17]*[.AA17]) + ([.V17]*[.AG17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17] * ([.U17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17]+[.X17]+[.Y17]+[.Z17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17]+[.AD17]+[.AE17]+[.AF17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17]=&quot;Yes&quot;; [.R17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17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17]=&quot;Yes&quot;; [.I17]+[.J17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18])*([$Flavour_Map.C:.C]=[.G18])*([$Flavour_Map.D:.D]=[.C18])*([$Flavour_Map.E:.E]=[.D18])*([$Flavour_Map.F:.F]=[.E18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18]=&quot;Custom&quot;; [.AA18] + [.AG18] + 1; IF([.Q18]=&quot;No Backup&quot;; 0; &quot;&quot;))">
            <text:p/>
          </table:table-cell>
          <table:table-cell table:style-name="ce16" table:formula="of:=IF(([.T18]=0)*([.AA18]=0)*([.V18]=0)*([.AG18]=0); 0; ROUNDUP([.T18] + ([.T18]*[.AA18]) + ([.V18]*[.AG18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18] * ([.U18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18]+[.X18]+[.Y18]+[.Z18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18]+[.AD18]+[.AE18]+[.AF18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18]=&quot;Yes&quot;; [.R18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18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18]=&quot;Yes&quot;; [.I18]+[.J18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19])*([$Flavour_Map.C:.C]=[.G19])*([$Flavour_Map.D:.D]=[.C19])*([$Flavour_Map.E:.E]=[.D19])*([$Flavour_Map.F:.F]=[.E19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19]=&quot;Custom&quot;; [.AA19] + [.AG19] + 1; IF([.Q19]=&quot;No Backup&quot;; 0; &quot;&quot;))">
            <text:p/>
          </table:table-cell>
          <table:table-cell table:style-name="ce16" table:formula="of:=IF(([.T19]=0)*([.AA19]=0)*([.V19]=0)*([.AG19]=0); 0; ROUNDUP([.T19] + ([.T19]*[.AA19]) + ([.V19]*[.AG19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19] * ([.U19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19]+[.X19]+[.Y19]+[.Z19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19]+[.AD19]+[.AE19]+[.AF19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19]=&quot;Yes&quot;; [.R19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19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19]=&quot;Yes&quot;; [.I19]+[.J19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20])*([$Flavour_Map.C:.C]=[.G20])*([$Flavour_Map.D:.D]=[.C20])*([$Flavour_Map.E:.E]=[.D20])*([$Flavour_Map.F:.F]=[.E20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20]=&quot;Custom&quot;; [.AA20] + [.AG20] + 1; IF([.Q20]=&quot;No Backup&quot;; 0; &quot;&quot;))">
            <text:p/>
          </table:table-cell>
          <table:table-cell table:style-name="ce16" table:formula="of:=IF(([.T20]=0)*([.AA20]=0)*([.V20]=0)*([.AG20]=0); 0; ROUNDUP([.T20] + ([.T20]*[.AA20]) + ([.V20]*[.AG20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20] * ([.U20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20]+[.X20]+[.Y20]+[.Z20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20]+[.AD20]+[.AE20]+[.AF20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20]=&quot;Yes&quot;; [.R20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20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20]=&quot;Yes&quot;; [.I20]+[.J20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21])*([$Flavour_Map.C:.C]=[.G21])*([$Flavour_Map.D:.D]=[.C21])*([$Flavour_Map.E:.E]=[.D21])*([$Flavour_Map.F:.F]=[.E21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21]=&quot;Custom&quot;; [.AA21] + [.AG21] + 1; IF([.Q21]=&quot;No Backup&quot;; 0; &quot;&quot;))">
            <text:p/>
          </table:table-cell>
          <table:table-cell table:style-name="ce16" table:formula="of:=IF(([.T21]=0)*([.AA21]=0)*([.V21]=0)*([.AG21]=0); 0; ROUNDUP([.T21] + ([.T21]*[.AA21]) + ([.V21]*[.AG21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21] * ([.U21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21]+[.X21]+[.Y21]+[.Z21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21]+[.AD21]+[.AE21]+[.AF21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21]=&quot;Yes&quot;; [.R21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21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21]=&quot;Yes&quot;; [.I21]+[.J21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22])*([$Flavour_Map.C:.C]=[.G22])*([$Flavour_Map.D:.D]=[.C22])*([$Flavour_Map.E:.E]=[.D22])*([$Flavour_Map.F:.F]=[.E22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22]=&quot;Custom&quot;; [.AA22] + [.AG22] + 1; IF([.Q22]=&quot;No Backup&quot;; 0; &quot;&quot;))">
            <text:p/>
          </table:table-cell>
          <table:table-cell table:style-name="ce16" table:formula="of:=IF(([.T22]=0)*([.AA22]=0)*([.V22]=0)*([.AG22]=0); 0; ROUNDUP([.T22] + ([.T22]*[.AA22]) + ([.V22]*[.AG22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22] * ([.U22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22]+[.X22]+[.Y22]+[.Z22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22]+[.AD22]+[.AE22]+[.AF22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22]=&quot;Yes&quot;; [.R22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22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22]=&quot;Yes&quot;; [.I22]+[.J22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23])*([$Flavour_Map.C:.C]=[.G23])*([$Flavour_Map.D:.D]=[.C23])*([$Flavour_Map.E:.E]=[.D23])*([$Flavour_Map.F:.F]=[.E23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23]=&quot;Custom&quot;; [.AA23] + [.AG23] + 1; IF([.Q23]=&quot;No Backup&quot;; 0; &quot;&quot;))">
            <text:p/>
          </table:table-cell>
          <table:table-cell table:style-name="ce16" table:formula="of:=IF(([.T23]=0)*([.AA23]=0)*([.V23]=0)*([.AG23]=0); 0; ROUNDUP([.T23] + ([.T23]*[.AA23]) + ([.V23]*[.AG23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23] * ([.U23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23]+[.X23]+[.Y23]+[.Z23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23]+[.AD23]+[.AE23]+[.AF23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23]=&quot;Yes&quot;; [.R23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23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23]=&quot;Yes&quot;; [.I23]+[.J23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24])*([$Flavour_Map.C:.C]=[.G24])*([$Flavour_Map.D:.D]=[.C24])*([$Flavour_Map.E:.E]=[.D24])*([$Flavour_Map.F:.F]=[.E24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24]=&quot;Custom&quot;; [.AA24] + [.AG24] + 1; IF([.Q24]=&quot;No Backup&quot;; 0; &quot;&quot;))">
            <text:p/>
          </table:table-cell>
          <table:table-cell table:style-name="ce16" table:formula="of:=IF(([.T24]=0)*([.AA24]=0)*([.V24]=0)*([.AG24]=0); 0; ROUNDUP([.T24] + ([.T24]*[.AA24]) + ([.V24]*[.AG24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24] * ([.U24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24]+[.X24]+[.Y24]+[.Z24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24]+[.AD24]+[.AE24]+[.AF24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24]=&quot;Yes&quot;; [.R24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24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24]=&quot;Yes&quot;; [.I24]+[.J24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25])*([$Flavour_Map.C:.C]=[.G25])*([$Flavour_Map.D:.D]=[.C25])*([$Flavour_Map.E:.E]=[.D25])*([$Flavour_Map.F:.F]=[.E25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25]=&quot;Custom&quot;; [.AA25] + [.AG25] + 1; IF([.Q25]=&quot;No Backup&quot;; 0; &quot;&quot;))">
            <text:p/>
          </table:table-cell>
          <table:table-cell table:style-name="ce16" table:formula="of:=IF(([.T25]=0)*([.AA25]=0)*([.V25]=0)*([.AG25]=0); 0; ROUNDUP([.T25] + ([.T25]*[.AA25]) + ([.V25]*[.AG25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25] * ([.U25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25]+[.X25]+[.Y25]+[.Z25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25]+[.AD25]+[.AE25]+[.AF25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25]=&quot;Yes&quot;; [.R25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25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25]=&quot;Yes&quot;; [.I25]+[.J25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26])*([$Flavour_Map.C:.C]=[.G26])*([$Flavour_Map.D:.D]=[.C26])*([$Flavour_Map.E:.E]=[.D26])*([$Flavour_Map.F:.F]=[.E26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26]=&quot;Custom&quot;; [.AA26] + [.AG26] + 1; IF([.Q26]=&quot;No Backup&quot;; 0; &quot;&quot;))">
            <text:p/>
          </table:table-cell>
          <table:table-cell table:style-name="ce16" table:formula="of:=IF(([.T26]=0)*([.AA26]=0)*([.V26]=0)*([.AG26]=0); 0; ROUNDUP([.T26] + ([.T26]*[.AA26]) + ([.V26]*[.AG26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26] * ([.U26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26]+[.X26]+[.Y26]+[.Z26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26]+[.AD26]+[.AE26]+[.AF26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26]=&quot;Yes&quot;; [.R26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26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26]=&quot;Yes&quot;; [.I26]+[.J26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27])*([$Flavour_Map.C:.C]=[.G27])*([$Flavour_Map.D:.D]=[.C27])*([$Flavour_Map.E:.E]=[.D27])*([$Flavour_Map.F:.F]=[.E27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27]=&quot;Custom&quot;; [.AA27] + [.AG27] + 1; IF([.Q27]=&quot;No Backup&quot;; 0; &quot;&quot;))">
            <text:p/>
          </table:table-cell>
          <table:table-cell table:style-name="ce16" table:formula="of:=IF(([.T27]=0)*([.AA27]=0)*([.V27]=0)*([.AG27]=0); 0; ROUNDUP([.T27] + ([.T27]*[.AA27]) + ([.V27]*[.AG27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27] * ([.U27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27]+[.X27]+[.Y27]+[.Z27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27]+[.AD27]+[.AE27]+[.AF27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27]=&quot;Yes&quot;; [.R27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27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27]=&quot;Yes&quot;; [.I27]+[.J27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28])*([$Flavour_Map.C:.C]=[.G28])*([$Flavour_Map.D:.D]=[.C28])*([$Flavour_Map.E:.E]=[.D28])*([$Flavour_Map.F:.F]=[.E28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28]=&quot;Custom&quot;; [.AA28] + [.AG28] + 1; IF([.Q28]=&quot;No Backup&quot;; 0; &quot;&quot;))">
            <text:p/>
          </table:table-cell>
          <table:table-cell table:style-name="ce16" table:formula="of:=IF(([.T28]=0)*([.AA28]=0)*([.V28]=0)*([.AG28]=0); 0; ROUNDUP([.T28] + ([.T28]*[.AA28]) + ([.V28]*[.AG28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28] * ([.U28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28]+[.X28]+[.Y28]+[.Z28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28]+[.AD28]+[.AE28]+[.AF28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28]=&quot;Yes&quot;; [.R28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28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28]=&quot;Yes&quot;; [.I28]+[.J28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29])*([$Flavour_Map.C:.C]=[.G29])*([$Flavour_Map.D:.D]=[.C29])*([$Flavour_Map.E:.E]=[.D29])*([$Flavour_Map.F:.F]=[.E29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29]=&quot;Custom&quot;; [.AA29] + [.AG29] + 1; IF([.Q29]=&quot;No Backup&quot;; 0; &quot;&quot;))">
            <text:p/>
          </table:table-cell>
          <table:table-cell table:style-name="ce16" table:formula="of:=IF(([.T29]=0)*([.AA29]=0)*([.V29]=0)*([.AG29]=0); 0; ROUNDUP([.T29] + ([.T29]*[.AA29]) + ([.V29]*[.AG29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29] * ([.U29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29]+[.X29]+[.Y29]+[.Z29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29]+[.AD29]+[.AE29]+[.AF29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29]=&quot;Yes&quot;; [.R29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29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29]=&quot;Yes&quot;; [.I29]+[.J29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30])*([$Flavour_Map.C:.C]=[.G30])*([$Flavour_Map.D:.D]=[.C30])*([$Flavour_Map.E:.E]=[.D30])*([$Flavour_Map.F:.F]=[.E30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30]=&quot;Custom&quot;; [.AA30] + [.AG30] + 1; IF([.Q30]=&quot;No Backup&quot;; 0; &quot;&quot;))">
            <text:p/>
          </table:table-cell>
          <table:table-cell table:style-name="ce16" table:formula="of:=IF(([.T30]=0)*([.AA30]=0)*([.V30]=0)*([.AG30]=0); 0; ROUNDUP([.T30] + ([.T30]*[.AA30]) + ([.V30]*[.AG30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30] * ([.U30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30]+[.X30]+[.Y30]+[.Z30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30]+[.AD30]+[.AE30]+[.AF30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30]=&quot;Yes&quot;; [.R30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30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30]=&quot;Yes&quot;; [.I30]+[.J30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31])*([$Flavour_Map.C:.C]=[.G31])*([$Flavour_Map.D:.D]=[.C31])*([$Flavour_Map.E:.E]=[.D31])*([$Flavour_Map.F:.F]=[.E31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31]=&quot;Custom&quot;; [.AA31] + [.AG31] + 1; IF([.Q31]=&quot;No Backup&quot;; 0; &quot;&quot;))">
            <text:p/>
          </table:table-cell>
          <table:table-cell table:style-name="ce16" table:formula="of:=IF(([.T31]=0)*([.AA31]=0)*([.V31]=0)*([.AG31]=0); 0; ROUNDUP([.T31] + ([.T31]*[.AA31]) + ([.V31]*[.AG31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31] * ([.U31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31]+[.X31]+[.Y31]+[.Z31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31]+[.AD31]+[.AE31]+[.AF31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31]=&quot;Yes&quot;; [.R31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31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31]=&quot;Yes&quot;; [.I31]+[.J31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>
          <table:table-cell table:style-name="ce4" table:content-validation-name="val1"/>
          <table:table-cell table:style-name="ce4"/>
          <table:table-cell table:style-name="ce8" table:content-validation-name="val2"/>
          <table:table-cell table:style-name="ce8" table:content-validation-name="val3"/>
          <table:table-cell table:style-name="ce8" table:content-validation-name="val4"/>
          <table:table-cell table:style-name="ce4"/>
          <table:table-cell table:style-name="ce9" office:value-type="string" calcext:value-type="string">
            <text:p><text:s/></text:p>
          </table:table-cell>
          <table:table-cell table:style-name="ce10" table:number-matrix-columns-spanned="1" table:number-matrix-rows-spanned="1" table:formula="of:=IFERROR(INDEX([$Flavour_Map.A:.A];MATCH(1;([$Flavour_Map.B:.B]=[.F32])*([$Flavour_Map.C:.C]=[.G32])*([$Flavour_Map.D:.D]=[.C32])*([$Flavour_Map.E:.E]=[.D32])*([$Flavour_Map.F:.F]=[.E32]);0));&quot;No match&quot;)" office:value-type="string" office:string-value="No match" calcext:value-type="string">
            <text:p>No match</text:p>
          </table:table-cell>
          <table:table-cell table:style-name="ce4" table:number-columns-repeated="2"/>
          <table:table-cell table:style-name="ce13" table:content-validation-name="val5"/>
          <table:table-cell table:style-name="ce4"/>
          <table:table-cell table:style-name="ce13" table:content-validation-name="val6"/>
          <table:table-cell table:style-name="ce4" table:number-columns-repeated="3"/>
          <table:table-cell table:style-name="ce13" table:content-validation-name="val7"/>
          <table:table-cell table:style-name="ce16" table:formula="of:=IF([.Q32]=&quot;Custom&quot;; [.AA32] + [.AG32] + 1; IF([.Q32]=&quot;No Backup&quot;; 0; &quot;&quot;))">
            <text:p/>
          </table:table-cell>
          <table:table-cell table:style-name="ce16" table:formula="of:=IF(([.T32]=0)*([.AA32]=0)*([.V32]=0)*([.AG32]=0); 0; ROUNDUP([.T32] + ([.T32]*[.AA32]) + ([.V32]*[.AG32]); 0))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formula="of:=ROUND([.T32] * ([.U32] / 100); 0)" office:value-type="float" office:value="0" calcext:value-type="float">
            <text:p>0</text:p>
          </table:table-cell>
          <table:table-cell table:style-name="ce4" table:number-columns-repeated="4"/>
          <table:table-cell table:style-name="ce16" table:formula="of:=[.W32]+[.X32]+[.Y32]+[.Z32]" office:value-type="float" office:value="0" calcext:value-type="float">
            <text:p>0</text:p>
          </table:table-cell>
          <table:table-cell table:style-name="ce4" table:number-columns-repeated="5"/>
          <table:table-cell table:style-name="ce16" table:formula="of:=[.AC32]+[.AD32]+[.AE32]+[.AF32]" office:value-type="float" office:value="0" calcext:value-type="float">
            <text:p>0</text:p>
          </table:table-cell>
          <table:table-cell table:style-name="ce4"/>
          <table:table-cell table:style-name="ce13" table:content-validation-name="val8"/>
          <table:table-cell table:style-name="ce16" table:formula="of:=IF([.AI32]=&quot;Yes&quot;; [.R32]; 0)" office:value-type="float" office:value="0" calcext:value-type="float">
            <text:p>0</text:p>
          </table:table-cell>
          <table:table-cell table:style-name="ce4" table:number-columns-repeated="2"/>
          <table:table-cell table:style-name="ce16" table:formula="of:=IF([.AL32]&lt;&gt;&quot;&quot;;&quot;24 Hours&quot;;&quot;N/A&quot;)" office:value-type="string" office:string-value="N/A" calcext:value-type="string">
            <text:p>N/A</text:p>
          </table:table-cell>
          <table:table-cell table:style-name="ce4"/>
          <table:table-cell table:style-name="ce13" table:content-validation-name="val9"/>
          <table:table-cell table:style-name="ce13" table:content-validation-name="val10"/>
          <table:table-cell table:style-name="ce13" table:content-validation-name="val11"/>
          <table:table-cell table:style-name="ce16" table:formula="of:=IF([.AQ32]=&quot;Yes&quot;; [.I32]+[.J32]; 0)" office:value-type="float" office:value="0" calcext:value-type="float">
            <text:p>0</text:p>
          </table:table-cell>
          <table:table-cell table:number-columns-repeated="16340"/>
        </table:table-row>
        <table:table-row table:style-name="ro4" table:number-rows-repeated="1048056">
          <table:table-cell table:number-columns-repeated="16384"/>
        </table:table-row>
        <table:table-row table:style-name="ro5" table:number-rows-repeated="478">
          <table:table-cell table:number-columns-repeated="16384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avour_Map" table:style-name="ta2">
        <office:forms form:automatic-focus="false" form:apply-design-mode="false"/>
        <table:table-column table:style-name="co25" table:default-cell-style-name="Default"/>
        <table:table-column table:style-name="co26" table:number-columns-repeated="5" table:default-cell-style-name="Default"/>
        <table:table-row table:style-name="ro6">
          <table:table-cell table:style-name="ce23" office:value-type="string" calcext:value-type="string">
            <text:p>Flavour</text:p>
          </table:table-cell>
          <table:table-cell table:style-name="ce25" office:value-type="string" calcext:value-type="string">
            <text:p>vCPU</text:p>
          </table:table-cell>
          <table:table-cell table:style-name="ce25" office:value-type="string" calcext:value-type="string">
            <text:p>vRAM</text:p>
          </table:table-cell>
          <table:table-cell table:style-name="ce25" office:value-type="string" calcext:value-type="string">
            <text:p>PIN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DDH</text:p>
          </table:table-cell>
        </table:table-row>
        <table:table-row table:style-name="ro7">
          <table:table-cell table:style-name="ce24" office:value-type="string" calcext:value-type="string">
            <text:p>m3.micro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.sm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c3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c3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c3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.3xlarg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c3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.6xlarge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c3.8xlarg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.8xlarg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.8xlarg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.12xlarge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84" calcext:value-type="float">
            <text:p>384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c3.16xlarg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.16xlarg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56" calcext:value-type="float">
            <text:p>256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.16xlarg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c3p.xlarg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p.xlarg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6" calcext:value-type="float">
            <text:p>16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p.xlarg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2" calcext:value-type="float">
            <text:p>32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c3p.2xlarge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6" calcext:value-type="float">
            <text:p>16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p.2xlarge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2" calcext:value-type="float">
            <text:p>32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p.2xlarge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4" calcext:value-type="float">
            <text:p>64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p.3xlarge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8" calcext:value-type="float">
            <text:p>48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c3p.4xlarge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32" calcext:value-type="float">
            <text:p>32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p.4xlarge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64" calcext:value-type="float">
            <text:p>64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p.4xlarge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64" calcext:value-type="float">
            <text:p>64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p.6xlarge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96" calcext:value-type="float">
            <text:p>96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c3p.8xlarge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64" calcext:value-type="float">
            <text:p>64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p.8xlarge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28" calcext:value-type="float">
            <text:p>128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p.8xlarge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28" calcext:value-type="float">
            <text:p>128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p.12xlarge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192" calcext:value-type="float">
            <text:p>192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c3p.16xlarge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84" calcext:value-type="float">
            <text:p>384</text:p>
          </table:table-cell>
          <table:table-cell table:style-name="ce20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p.16xlarge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56" calcext:value-type="float">
            <text:p>25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p.16xlarge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512" calcext:value-type="float">
            <text:p>51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p.16xlarge.metal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408" calcext:value-type="float">
            <text:p>140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gnt4.xlarg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6" calcext:value-type="float">
            <text:p>1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gnt4.2xlarge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2" calcext:value-type="float">
            <text:p>3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gnt4.4xlarge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64" calcext:value-type="float">
            <text:p>6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m3gnt4.8xlarge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28" calcext:value-type="float">
            <text:p>128</text:p>
          </table:table-cell>
          <table:table-cell table:number-columns-repeated="2" table:style-name="ce20" office:value-type="string" calcext:value-type="string">
            <text:p>No</text:p>
          </table:table-cell>
          <table:table-cell table:style-name="ce20" office:value-type="string" calcext:value-type="string">
            <text:p>Yes</text:p>
          </table:table-cell>
        </table:table-row>
        <table:table-row table:style-name="ro7">
          <table:table-cell table:style-name="ce24" office:value-type="string" calcext:value-type="string">
            <text:p>m3gnt4.16xlarge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56" calcext:value-type="float">
            <text:p>256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7">
          <table:table-cell table:style-name="ce24" office:value-type="string" calcext:value-type="string">
            <text:p>r3p.46xlarge.ddh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1480" calcext:value-type="float">
            <text:p>1480</text:p>
          </table:table-cell>
          <table:table-cell table:number-columns-repeated="3" table:style-name="ce20" office:value-type="string" calcext:value-type="string">
            <text:p>No</text:p>
          </table:table-cell>
        </table:table-row>
        <table:table-row table:style-name="ro6" table:number-rows-repeated="1048526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CS_20_Template" style:display-name="PageStyle_ECS 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lavour_5f_Map" style:display-name="PageStyle_Flavour_Map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06:35:10</meta:creation-date>
    <meta:initial-creator>openpyxl</meta:initial-creator>
    <dc:language>en-US</dc:language>
    <dc:date>2025-08-01T03:10:32.948420392</dc:date>
    <meta:editing-cycles>20</meta:editing-cycles>
    <meta:editing-duration>PT22M35S</meta:editing-duration>
    <meta:generator>LibreOffice/24.2.7.2$Linux_X86_64 LibreOffice_project/420$Build-2</meta:generator>
    <meta:document-statistic meta:table-count="2" meta:cell-count="642" meta:object-count="0"/>
    <meta:user-defined meta:name="AppVersion">15.0000</meta:user-defined>
  </office:meta>
</office:document-meta>
</file>